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Heading_20_1">
      <style:text-properties fo:color="#00a933" loext:opacity="100%" officeooo:paragraph-rsid="00123d15"/>
    </style:style>
    <style:style style:name="P2" style:family="paragraph" style:parent-style-name="Heading_20_2">
      <style:text-properties fo:color="#00a933" loext:opacity="100%" officeooo:paragraph-rsid="00123d15"/>
    </style:style>
    <style:style style:name="P3" style:family="paragraph" style:parent-style-name="List_20_Paragraph" style:list-style-name="WWNum7">
      <style:text-properties officeooo:paragraph-rsid="00123d15"/>
    </style:style>
    <style:style style:name="P4" style:family="paragraph" style:parent-style-name="List_20_Paragraph" style:list-style-name="WWNum1">
      <style:text-properties officeooo:paragraph-rsid="00123d15"/>
    </style:style>
    <style:style style:name="P5" style:family="paragraph" style:parent-style-name="List_20_Paragraph" style:list-style-name="WWNum3">
      <style:text-properties officeooo:paragraph-rsid="00123d15"/>
    </style:style>
    <style:style style:name="P6" style:family="paragraph" style:parent-style-name="List_20_Paragraph" style:list-style-name="WWNum4">
      <style:text-properties officeooo:paragraph-rsid="00123d15"/>
    </style:style>
    <style:style style:name="P7" style:family="paragraph" style:parent-style-name="List_20_Paragraph" style:list-style-name="WWNum6">
      <style:text-properties officeooo:paragraph-rsid="00123d15"/>
    </style:style>
    <style:style style:name="P8" style:family="paragraph" style:parent-style-name="List_20_Paragraph" style:list-style-name="WWNum1">
      <style:text-properties officeooo:rsid="00123d15" officeooo:paragraph-rsid="00123d15"/>
    </style:style>
    <style:style style:name="P9" style:family="paragraph" style:parent-style-name="List_20_Paragraph" style:list-style-name="WWNum2">
      <style:text-properties officeooo:rsid="00123d15" officeooo:paragraph-rsid="00123d15"/>
    </style:style>
    <style:style style:name="P10" style:family="paragraph" style:parent-style-name="List_20_Paragraph" style:list-style-name="WWNum6">
      <style:text-properties officeooo:rsid="00123d15" officeooo:paragraph-rsid="00123d15"/>
    </style:style>
    <style:style style:name="P11" style:family="paragraph" style:parent-style-name="List_20_Paragraph" style:list-style-name="WWNum2">
      <style:text-properties style:rfc-language-tag="sr-Latn-RS" fo:language="sr" fo:script="Latn" fo:country="RS" officeooo:rsid="00123d15" officeooo:paragraph-rsid="00123d15"/>
    </style:style>
    <style:style style:name="P12" style:family="paragraph" style:parent-style-name="Standard">
      <style:text-properties officeooo:paragraph-rsid="00123d15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23d15"/>
    </style:style>
    <style:style style:name="T3" style:family="text">
      <style:text-properties officeooo:rsid="00123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ersona “<text:span text:style-name="T3">Nezaustavljivi autor Ljubica</text:span>”</text:h>
      <text:p text:style-name="P12"/>
      <text:h text:style-name="P2" text:outline-level="2">Think and feel:</text:h>
      <text:list text:style-name="WWNum1">
        <text:list-item>
          <text:p text:style-name="P4">Ose<text:span text:style-name="T1">ća se uzbuđeno prilikom </text:span><text:span text:style-name="T2">odlaska u prirodu</text:span></text:p>
        </text:list-item>
        <text:list-item>
          <text:p text:style-name="P4">Fasciniraju <text:span text:style-name="T3">je</text:span> <text:span text:style-name="T3">ruralna područja sa bogatom florom i faunom</text:span></text:p>
        </text:list-item>
        <text:list-item>
          <text:p text:style-name="P8">Multikulturalna osoba</text:p>
        </text:list-item>
      </text:list>
      <text:h text:style-name="P2" text:outline-level="2">See:</text:h>
      <text:list text:style-name="WWNum2">
        <text:list-item>
          <text:p text:style-name="P9"><text:span text:style-name="T1">Šume, planine, vodopadi, jezera</text:span></text:p>
        </text:list-item>
        <text:list-item>
          <text:p text:style-name="P9">Mesta za dru<text:span text:style-name="T1">ženje i upoznavanje</text:span></text:p>
        </text:list-item>
        <text:list-item>
          <text:p text:style-name="P11">Nomadski stil života</text:p>
        </text:list-item>
      </text:list>
      <text:h text:style-name="P2" text:outline-level="2">Hear:</text:h>
      <text:list text:style-name="WWNum3">
        <text:list-item>
          <text:p text:style-name="P5" loext:marker-style-name="T1"><text:span text:style-name="T1">Recenzije na google maps, </text:span><text:span text:style-name="T2">internet</text:span></text:p>
        </text:list-item>
        <text:list-item>
          <text:p text:style-name="P5" loext:marker-style-name="T1"><text:span text:style-name="T1">Priče lokalnog naroda</text:span></text:p>
        </text:list-item>
        <text:list-item>
          <text:p text:style-name="P5" loext:marker-style-name="T1"><text:span text:style-name="T1">Preporuke drugih turista koji su već posetili destinaciju</text:span></text:p>
          <text:p text:style-name="P5" loext:marker-style-name="T1"><text:span text:style-name="T1"/></text:p>
        </text:list-item>
      </text:list>
      <text:h text:style-name="P2" text:outline-level="2"><text:span text:style-name="T1">Speak </text:span>&amp; Do:</text:h>
      <text:list text:style-name="WWNum4">
        <text:list-item>
          <text:p text:style-name="P6">Obilazi <text:span text:style-name="T3">planine, kampove, prirodne rezervate</text:span></text:p>
        </text:list-item>
        <text:list-item>
          <text:p text:style-name="P6">Traga za <text:span text:style-name="T3">avanturom</text:span></text:p>
        </text:list-item>
        <text:list-item>
          <text:p text:style-name="P6">Isprobava <text:span text:style-name="T3">čudnu hranu (skakavce, veverice, pse)</text:span></text:p>
        </text:list-item>
        <text:list-item>
          <text:p text:style-name="P6">Ne ustručava se da provede ceo dan na nogama</text:p>
        </text:list-item>
      </text:list>
      <text:h text:style-name="P2" text:outline-level="2">Pain:</text:h>
      <text:list text:style-name="WWNum6">
        <text:list-item>
          <text:p text:style-name="P7">Ra<text:span text:style-name="T1">zočaran trajanjem organizovanih tura, koje mu uskraćuju slobodu istraživanja</text:span></text:p>
        </text:list-item>
        <text:list-item>
          <text:p text:style-name="P10"><text:span text:style-name="T1">Visoke cene smeštaja</text:span></text:p>
        </text:list-item>
        <text:list-item>
          <text:p text:style-name="P7"><text:span text:style-name="T3">Ne voli agencijski smeštaj već voli da improvizuje</text:span></text:p>
        </text:list-item>
      </text:list>
      <text:h text:style-name="P2" text:outline-level="2">Gain:</text:h>
      <text:list text:style-name="WWNum7">
        <text:list-item>
          <text:p text:style-name="P3">Prelepi prirodni prizori<text:span text:style-name="T1"> koje može da vidi</text:span></text:p>
        </text:list-item>
        <text:list-item>
          <text:p text:style-name="P3"><text:span text:style-name="T1">Vršenje nesvakodnevnih aktivnosti sa svojim najbližima</text:span></text:p>
        </text:list-item>
        <text:list-item>
          <text:p text:style-name="P3"><text:span text:style-name="T1">Prikupljanje znanja o novoj kulturi</text:span></text:p>
        </text:list-item>
        <text:list-item>
          <text:p text:style-name="P3">Učenje novih jezik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sr-Latn-RS" fo:language="sr" fo:script="Latn" fo:country="R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20:57:59.633000000</meta:creation-date>
    <dc:date>2023-12-07T21:19:30.244000000</dc:date>
    <meta:editing-duration>PT21M33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8" meta:word-count="145" meta:character-count="872" meta:non-whitespace-character-count="775"/>
  </office:meta>
</office:document-meta>
</file>